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Introduction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is programming?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Essentially, programming is creating a set of instructions.</text:p>
              </text:list-item>
              <text:list-item>
                <text:p>A cookbook or recipe a computer follows</text:p>
              </text:list-item>
              <text:list-item>
                <text:p>A programmer learns how to write recipes a computer can underst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cm" svg:height="11cm" svg:x="3cm" svg:y="2.25cm" draw:page-number="2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Types of Languag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terpreted vs. Compiled</text:p>
              </text:list-item>
              <text:list-item>
                <text:p>Dynamic vs. Static typed</text:p>
              </text:list-item>
              <text:list-item>
                <text:p>High level and low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yth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terpreted</text:p>
              </text:list-item>
              <text:list-item>
                <text:p>Dynamically typed</text:p>
                <text:list>
                  <text:list-item>
                    <text:p>Duck typing, strongly typed</text:p>
                  </text:list-item>
                </text:list>
              </text:list-item>
              <text:list-item>
                <text:p>High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trengths and Weakness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terpreted</text:p>
              </text:list-item>
              <text:list-item>
                <text:p>Extensible</text:p>
              </text:list-item>
              <text:list-item>
                <text:p>Object Oriented</text:p>
              </text:list-item>
              <text:list-item>
                <text:p>Cross Platform</text:p>
              </text:list-item>
              <text:list-item>
                <text:p>Slow speed</text:p>
              </text:list-item>
              <text:list-item>
                <text:p>Higher memory consum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18:40:06.179000000</meta:creation-date>
    <meta:editing-duration>PT6M48S</meta:editing-duration>
    <meta:editing-cycles>2</meta:editing-cycles>
    <meta:generator>LibreOffice/7.3.1.3$Windows_X86_64 LibreOffice_project/a69ca51ded25f3eefd52d7bf9a5fad8c90b87951</meta:generator>
    <dc:title>Beehive</dc:title>
    <dc:date>2022-05-27T18:59:59.565000000</dc:date>
    <meta:document-statistic meta:object-count="156"/>
  </office:meta>
</office:document-meta>
</file>